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8a8" officeooo:paragraph-rsid="000b28a8"/>
    </style:style>
    <style:style style:name="P2" style:family="paragraph" style:parent-style-name="Standard">
      <style:text-properties officeooo:rsid="000b28a8" officeooo:paragraph-rsid="000b28a8"/>
    </style:style>
    <style:style style:name="P3" style:family="paragraph" style:parent-style-name="Standard">
      <style:paragraph-properties fo:text-align="start" style:justify-single-word="false"/>
      <style:text-properties officeooo:rsid="000b28a8" officeooo:paragraph-rsid="000b28a8"/>
    </style:style>
    <style:style style:name="P4" style:family="paragraph" style:parent-style-name="Standard">
      <style:paragraph-properties fo:text-align="start" style:justify-single-word="false"/>
      <style:text-properties officeooo:rsid="000c787b" officeooo:paragraph-rsid="000c787b"/>
    </style:style>
    <style:style style:name="P5" style:family="paragraph" style:parent-style-name="Standard">
      <style:paragraph-properties fo:text-align="start" style:justify-single-word="false"/>
      <style:text-properties officeooo:rsid="000c9a5f" officeooo:paragraph-rsid="000c9a5f"/>
    </style:style>
    <style:style style:name="P6" style:family="paragraph" style:parent-style-name="Standard">
      <style:paragraph-properties fo:text-align="start" style:justify-single-word="false"/>
      <style:text-properties officeooo:rsid="00129a14" officeooo:paragraph-rsid="00129a14"/>
    </style:style>
    <style:style style:name="P7" style:family="paragraph" style:parent-style-name="Standard">
      <style:paragraph-properties fo:text-align="start" style:justify-single-word="false"/>
      <style:text-properties officeooo:rsid="00139f06" officeooo:paragraph-rsid="00139f06"/>
    </style:style>
    <style:style style:name="P8" style:family="paragraph" style:parent-style-name="Standard">
      <style:paragraph-properties fo:text-align="start" style:justify-single-word="false"/>
      <style:text-properties officeooo:rsid="0015c20b" officeooo:paragraph-rsid="0015c20b"/>
    </style:style>
    <style:style style:name="P9" style:family="paragraph" style:parent-style-name="Standard">
      <style:paragraph-properties fo:text-align="start" style:justify-single-word="false"/>
      <style:text-properties officeooo:rsid="0016e90f" officeooo:paragraph-rsid="0016e90f"/>
    </style:style>
    <style:style style:name="P10" style:family="paragraph" style:parent-style-name="Standard">
      <style:paragraph-properties fo:text-align="start" style:justify-single-word="false"/>
      <style:text-properties officeooo:rsid="0018ad19" officeooo:paragraph-rsid="0018ad19"/>
    </style:style>
    <style:style style:name="P11" style:family="paragraph" style:parent-style-name="Standard">
      <style:paragraph-properties fo:text-align="start" style:justify-single-word="false"/>
      <style:text-properties officeooo:rsid="001b0cb2" officeooo:paragraph-rsid="0015c20b"/>
    </style:style>
    <style:style style:name="P12" style:family="paragraph" style:parent-style-name="Standard">
      <style:paragraph-properties fo:text-align="start" style:justify-single-word="false"/>
      <style:text-properties officeooo:rsid="001b0cb2" officeooo:paragraph-rsid="001b0cb2"/>
    </style:style>
    <style:style style:name="P13" style:family="paragraph" style:parent-style-name="Standard">
      <style:paragraph-properties fo:text-align="start" style:justify-single-word="false"/>
      <style:text-properties officeooo:rsid="0015c20b" officeooo:paragraph-rsid="0015c20b"/>
    </style:style>
    <style:style style:name="P14" style:family="paragraph">
      <style:paragraph-properties fo:text-align="center"/>
    </style:style>
    <style:style style:name="T1" style:family="text">
      <style:text-properties officeooo:rsid="000c9a5f"/>
    </style:style>
    <style:style style:name="T2" style:family="text">
      <style:text-properties officeooo:rsid="000d575f"/>
    </style:style>
    <style:style style:name="T3" style:family="text">
      <style:text-properties officeooo:rsid="000f361f"/>
    </style:style>
    <style:style style:name="T4" style:family="text">
      <style:text-properties officeooo:rsid="001474d2"/>
    </style:style>
    <style:style style:name="T5" style:family="text">
      <style:text-properties officeooo:rsid="0016e90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/9/21</text:p>
      <text:p text:style-name="Standard"/>
      <text:p text:style-name="P1">Extremo de una función</text:p>
      <text:p text:style-name="P1"/>
      <text:p text:style-name="P3">Si la función derivable tiene un extremo en un punto interior a su dominio entonces dicha derivada es nula.</text:p>
      <text:p text:style-name="P3"><draw:path text:anchor-type="paragraph" draw:z-index="0" draw:name="Shape1" draw:style-name="gr1" draw:text-style-name="P14" svg:width="0.7539in" svg:height="0.8713in" svg:x="0.5193in" svg:y="0.678in" svg:viewBox="0 0 1916 2214" svg:d="M38 0c-4 300-62 594-27 900 43 363 16 816 318 1058 270 217 658 294 1005 238 397-64 424-474 529-767 106-293 9-619 27-926l26-265v-26"><text:p/></draw:path><draw:path text:anchor-type="paragraph" draw:z-index="1" draw:name="Shape2" draw:style-name="gr1" draw:text-style-name="P14" svg:width="0.8433in" svg:height="0.2209in" draw:transform="rotate (1.5707963267949) translate (1.84382951310212in 1.61527777777778in)" svg:viewBox="0 0 2143 562" svg:d="M0 7c434-5 880-33 1296 79 316 85 701 90 847 476"><text:p/></draw:path><draw:line text:anchor-type="paragraph" draw:z-index="2" draw:name="Shape3" draw:style-name="gr1" draw:text-style-name="P14" svg:x1="1.8437in" svg:y1="0.7717in" svg:x2="2.7528in" svg:y2="0.7508in"><text:p/></draw:line><draw:path text:anchor-type="paragraph" draw:z-index="3" draw:name="Shape4" draw:style-name="gr1" draw:text-style-name="P14" svg:width="0.822in" svg:height="0.2642in" draw:transform="rotate (-1.01211643323151) translate (2.49928408250979in 0.756783478200627in)" svg:viewBox="0 0 2089 672" svg:d="M0 21c368 47 738-93 1102 33 294 102 562 270 799 469l188 149"><text:p/></draw:path><draw:line text:anchor-type="paragraph" draw:z-index="4" draw:name="Shape5" draw:style-name="gr1" draw:text-style-name="P14" svg:x1="1.4193in" svg:y1="1.511in" svg:x2="0.4402in" svg:y2="1.5213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igno de la derivada primero:</text:p>
      <text:p text:style-name="P4"/>
      <text:p text:style-name="P4">Si f(x) es derivable en un intervalo (a, b) y para todo x perteneciente <text:span text:style-name="T1">al</text:span> intervalo (a, b) y f’(x) &gt; 0, entonces la función es creciente en (a, b).</text:p>
      <text:p text:style-name="P4"/>
      <text:p text:style-name="P5">Si f(x) es derivable en un intervalo (a, b) y para todo x perteneciente al intervalo (a, b) y f’(x) &lt; 0, entonces <text:span text:style-name="T3">la función</text:span><text:span text:style-name="T2"> es decreciente en (a, b)</text:span></text:p>
      <text:p text:style-name="P5"/>
      <text:p text:style-name="P6">Signo de la derivada segunda:</text:p>
      <text:p text:style-name="P6">´</text:p>
      <text:p text:style-name="P7">Si en un punto donde se anula la primera derivada <text:span text:style-name="T4">es distinto de 0 </text:span></text:p>
      <text:p text:style-name="P7"/>
      <text:p text:style-name="P7">---</text:p>
      <text:p text:style-name="P8">Punto critico:</text:p>
      <text:p text:style-name="P8">´</text:p>
      <text:p text:style-name="P8">Se llama punto critico de una función f(x) continua y definida por un intervalo a un punto C tal que: C es interior al intervalo y f’(x) existe y es nula en el punto C. <text:span text:style-name="T5">C es interior al intervalo f(x) no es derivada C (no hay derivada finita)</text:span></text:p>
      <text:p text:style-name="P8"/>
      <text:p text:style-name="P9">C es uno de los extremos del intervalo.<text:line-break/>C es un punto de discontinuidad.</text:p>
      <text:p text:style-name="P9"/>
      <text:p text:style-name="P9">Máximos y mínimos: </text:p>
      <text:p text:style-name="P9">Como obtener los puntos críticos:<text:line-break/><text:line-break/>1- Calcular la primera derivada<text:line-break/>2- Igualar la primera derivada a 0</text:p>
      <text:p text:style-name="P9">3- Despejar el o los valores de x<text:line-break/>4- Sustituir el o los valores de x en la función original para obtener los valores de y y así obtener las coordenadas de los puntos críticos</text:p>
      <text:p text:style-name="P9"/>
      <text:p text:style-name="P10">Máximos y mínimos:</text:p>
      <text:p text:style-name="P10"/>
      <text:p text:style-name="P10">Para determinar si son máximos o mínimos:</text:p>
      <text:p text:style-name="P10"/>
      <text:p text:style-name="P10">1- Calcular la segunda derivada</text:p>
      <text:p text:style-name="P10"><text:soft-page-break/>2- Sustituimos el o los valores de x previamente obtenidos en la segunda derivada</text:p>
      <text:p text:style-name="P10">3- Si el resultado es mayor que 0 es un mínimo</text:p>
      <text:p text:style-name="P10">Si el resultado es menor que 0 es un máximo.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7:54:11.283291241</meta:creation-date>
    <dc:date>2021-09-13T18:51:56.629501711</dc:date>
    <meta:editing-duration>PT53M13S</meta:editing-duration>
    <meta:editing-cycles>15</meta:editing-cycles>
    <meta:generator>LibreOffice/7.1.5.2$Linux_X86_64 LibreOffice_project/10$Build-2</meta:generator>
    <meta:document-statistic meta:table-count="0" meta:image-count="0" meta:object-count="0" meta:page-count="2" meta:paragraph-count="23" meta:word-count="281" meta:character-count="1445" meta:non-whitespace-character-count="1184"/>
  </office:meta>
</office:document-meta>
</file>